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svg:stroke-opacity="1%" draw:fill="none" draw:textarea-horizontal-align="justify" draw:textarea-vertical-align="middle" draw:auto-grow-height="false" fo:min-height="14.207cm" fo:min-width="24.519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" draw:marker-end-width="0.252cm" draw:fill="none" draw:textarea-vertical-align="top" draw:auto-grow-height="false" fo:min-height="15.126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3.9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149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5.41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3.159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3.159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844cm" fo:min-width="9.19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26cm" fo:min-width="1.997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solid" draw:textarea-vertical-align="middle"/>
    </style:style>
    <style:style style:name="gr14" style:family="graphic" style:parent-style-name="objectwithoutfill">
      <style:graphic-properties draw:marker-end="Arrowheads_20_3" draw:marker-end-width="0.3cm" draw:fill="solid" draw:textarea-vertical-align="middle"/>
    </style:style>
    <style:style style:name="gr15" style:family="graphic" style:parent-style-name="objectwithoutfill">
      <style:graphic-properties draw:marker-end="Arrowheads_20_4" draw:marker-end-width="0.3cm" draw:fill="solid" draw:textarea-vertical-align="middle"/>
    </style:style>
    <style:style style:name="gr16" style:family="graphic" style:parent-style-name="objectwithoutfill">
      <style:graphic-properties draw:marker-end="Arrowheads_20_5" draw:marker-end-width="0.3cm" draw:fill="solid" draw:textarea-vertical-align="middle"/>
    </style:style>
    <style:style style:name="gr17" style:family="graphic" style:parent-style-name="objectwithoutfill">
      <style:graphic-properties draw:marker-end="Arrowheads_20_7" draw:marker-end-width="0.3cm" draw:fill="solid" draw:textarea-vertical-align="middle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3.159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opacity="100%" draw:opacity-name="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3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M Mono 8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14.457cm" svg:x="1cm" svg:y="1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74cm" svg:height="2.526cm" svg:x="6.928cm" svg:y="1.504cm">
          <text:p text:style-name="P2"><text:span text:style-name="T1">f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43cm" svg:height="16.258cm" draw:transform="rotate (1.5707963267949) translate (6.078cm 14.09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6.096cm" svg:height="1.27cm" svg:x="11.16cm" svg:y="14.208cm">
          <draw:text-box>
            <text:p text:style-name="P5">PipelineSimple</text:p>
          </draw:text-box>
        </draw:frame>
        <draw:custom-shape draw:style-name="gr5" draw:text-style-name="P8" draw:layer="layout" svg:width="4.445cm" svg:height="11.43cm" svg:x="1.097cm" svg:y="1.145cm">
          <text:p text:style-name="P7"><text:span text:style-name="T2">CSVDatabase</text:span></text:p>
          <text:p text:style-name="P7"><text:span text:style-name="T3">bob.bio.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" draw:id="id1" draw:layer="layout" svg:width="3.683cm" svg:height="2.54cm" svg:x="1.469cm" svg:y="1.497cm">
          <text:p text:style-name="P9"><text:span text:style-name="T4">Background</text:span></text:p>
          <text:p text:style-name="P9"><text:span text:style-name="T4">Model</text:span></text:p>
          <text:p text:style-name="P9"><text:span text:style-name="T5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3" draw:id="id3" draw:layer="layout" svg:width="3.683cm" svg:height="2.54cm" svg:x="1.469cm" svg:y="4.797cm">
          <text:p text:style-name="P9"><text:span text:style-name="T4">Reference</text:span></text:p>
          <text:p text:style-name="P9"><text:span text:style-name="T5">Sampl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5" draw:id="id5" draw:layer="layout" svg:width="3.683cm" svg:height="2.54cm" svg:x="1.469cm" svg:y="8.097cm">
          <text:p text:style-name="P9"><text:span text:style-name="T4">Probe</text:span></text:p>
          <text:p text:style-name="P11"><text:span text:style-name="T5">Sampl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xml:id="id6" draw:id="id6" draw:layer="layout" svg:width="4.74cm" svg:height="2.526cm" svg:x="6.928cm" svg:y="8.104cm">
          <text:p text:style-name="P12"><text:span text:style-name="T1">trans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5.952cm" svg:height="11.43cm" svg:x="6.097cm" svg:y="1.145cm">
          <text:p text:style-name="P7"><text:span text:style-name="T2">Transformer</text:span></text:p>
          <text:p text:style-name="P7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7" draw:id="id7" draw:layer="layout" svg:width="3.693cm" svg:height="2.526cm" svg:x="13.136cm" svg:y="4.804cm">
          <text:p text:style-name="P2"><text:span text:style-name="T1">create</text:span></text:p>
          <text:p text:style-name="P2"><text:span text:style-name="T1">templates</text:span></text:p>
          <text:p text:style-name="P2"><text:span text:style-name="T6">Enroll =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8" draw:id="id8" draw:layer="layout" svg:width="3.693cm" svg:height="2.526cm" svg:x="18.246cm" svg:y="6.512cm">
          <draw:glue-point draw:id="4" svg:x="-4.928cm" svg:y="-2.688cm"/>
          <draw:glue-point draw:id="5" svg:x="-4.928cm" svg:y="2.842cm"/>
          <text:p text:style-name="P2"><text:span text:style-name="T1">comp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9.724cm" svg:height="8.128cm" svg:x="12.612cm" svg:y="4.447cm">
          <text:p text:style-name="P7"><text:span text:style-name="T2">BiometricAlgorithm</text:span></text:p>
          <text:p text:style-name="P7"><text:span text:style-name="T1">bob.bio.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9" draw:id="id9" draw:layer="layout" svg:width="2.531cm" svg:height="1.11cm" svg:x="23.285cm" svg:y="7.211cm">
          <text:p text:style-name="P2"><text:span text:style-name="T1">sc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4" draw:layer="layout" draw:type="line" svg:x1="5.152cm" svg:y1="2.767cm" svg:x2="6.928cm" svg:y2="2.767cm" draw:start-shape="id1" draw:start-glue-point="1" draw:end-shape="id2" draw:end-glue-point="3" svg:d="M5152 2767h1776" svg:viewBox="0 0 1777 1">
          <text:p/>
        </draw:connector>
        <draw:connector draw:style-name="gr14" draw:text-style-name="P14" draw:layer="layout" draw:type="line" svg:x1="5.152cm" svg:y1="6.067cm" svg:x2="6.928cm" svg:y2="6.067cm" draw:start-shape="id3" draw:start-glue-point="1" draw:end-shape="id4" draw:end-glue-point="3" svg:d="M5152 6067h1776" svg:viewBox="0 0 1777 1">
          <text:p/>
        </draw:connector>
        <draw:connector draw:style-name="gr15" draw:text-style-name="P14" draw:layer="layout" draw:type="line" svg:x1="5.152cm" svg:y1="9.367cm" svg:x2="6.928cm" svg:y2="9.367cm" draw:start-shape="id5" draw:start-glue-point="1" draw:end-shape="id6" draw:end-glue-point="3" svg:d="M5152 9367h1776" svg:viewBox="0 0 1777 1">
          <text:p/>
        </draw:connector>
        <draw:connector draw:style-name="gr16" draw:text-style-name="P14" draw:layer="layout" draw:type="line" svg:x1="11.668cm" svg:y1="6.067cm" svg:x2="13.136cm" svg:y2="6.067cm" draw:start-shape="id4" draw:start-glue-point="1" draw:end-shape="id7" draw:end-glue-point="3" svg:d="M11668 6067h1468" svg:viewBox="0 0 1469 1">
          <text:p/>
        </draw:connector>
        <draw:connector draw:style-name="gr17" draw:text-style-name="P14" draw:layer="layout" draw:type="line" svg:x1="21.939cm" svg:y1="7.775cm" svg:x2="23.285cm" svg:y2="7.766cm" draw:start-shape="id8" draw:start-glue-point="1" draw:end-shape="id9" draw:end-glue-point="3" svg:d="M21939 7775l1346-9" svg:viewBox="0 0 1347 10">
          <text:p/>
        </draw:connector>
        <draw:custom-shape draw:style-name="gr18" draw:text-style-name="P3" xml:id="id10" draw:id="id10" draw:layer="layout" svg:width="3.693cm" svg:height="2.526cm" svg:x="13.136cm" svg:y="8.126cm">
          <text:p text:style-name="P2"><text:span text:style-name="T1">create</text:span></text:p>
          <text:p text:style-name="P2"><text:span text:style-name="T1">templates</text:span></text:p>
          <text:p text:style-name="P2"><text:span text:style-name="T6">Enroll =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line" svg:x1="11.668cm" svg:y1="9.367cm" svg:x2="13.136cm" svg:y2="9.389cm" draw:start-shape="id6" draw:start-glue-point="1" draw:end-shape="id10" draw:end-glue-point="3" svg:d="M11668 9367l1468 22" svg:viewBox="0 0 1469 23">
          <text:p/>
        </draw:connector>
        <draw:connector draw:style-name="gr16" draw:text-style-name="P14" draw:layer="layout" draw:type="line" svg:x1="16.829cm" svg:y1="6.067cm" svg:x2="18.273cm" svg:y2="7.097cm" draw:start-shape="id7" draw:start-glue-point="1" draw:end-shape="id8" draw:end-glue-point="4" svg:d="M16829 6067l1444 1030" svg:viewBox="0 0 1445 1031">
          <text:p/>
        </draw:connector>
        <draw:connector draw:style-name="gr16" draw:text-style-name="P14" draw:layer="layout" draw:type="line" svg:x1="16.829cm" svg:y1="9.389cm" svg:x2="18.273cm" svg:y2="8.492cm" draw:start-shape="id10" draw:start-glue-point="1" draw:end-shape="id8" draw:end-glue-point="5" svg:d="M16829 9389l1444-897" svg:viewBox="0 0 1445 898">
          <text:p/>
        </draw:connector>
        <draw:custom-shape draw:style-name="gr19" draw:text-style-name="P15" xml:id="id4" draw:id="id4" draw:layer="layout" svg:width="4.74cm" svg:height="2.526cm" svg:x="6.928cm" svg:y="4.804cm">
          <text:p text:style-name="P2"><text:span text:style-name="T1">transfor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8" svg:font-family="'LM Mono 8'" style:font-pitch="variable"/>
    <style:font-face style:name="LM Mono 81" svg:font-family="'LM Mono 8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76cm" svg:stroke-color="#000000" draw:marker-start-width="0.305cm" draw:marker-start-center="false" draw:marker-end="Arrowheads_20_2" draw:marker-end-width="0.40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Yannick Dayer</meta:initial-creator>
    <meta:creation-date>2020-09-10T14:18:13.421255304</meta:creation-date>
    <dc:date>2022-10-10T15:11:33.962976331</dc:date>
    <meta:editing-duration>PT1H57M21S</meta:editing-duration>
    <meta:editing-cycles>32</meta:editing-cycles>
    <meta:generator>LibreOffice/7.3.6.2$Linux_X86_64 LibreOffice_project/30$Build-2</meta:generator>
    <dc:creator>Yannick Dayer</dc:creator>
    <meta:document-statistic meta:object-count="24"/>
  </office:meta>
</office:document-meta>
</file>